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7000000A60DC637359A8B0095.png" manifest:media-type="image/png"/>
  <manifest:file-entry manifest:full-path="Pictures/10000201000002290000027A48BBEADD77B8AC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.13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0.4cm"/>
    </style:style>
    <style:style style:name="gr8" style:family="graphic" style:parent-style-name="standard">
      <style:graphic-properties draw:fill="solid" draw:fill-color="#f04e4d" draw:textarea-horizontal-align="justify" draw:textarea-vertical-align="middle" draw:auto-grow-height="false" fo:min-height="0.35cm" fo:min-width="0.4cm"/>
    </style:style>
    <style:style style:name="gr9" style:family="graphic" style:parent-style-name="standard">
      <style:graphic-properties draw:fill="solid" draw:fill-color="#62a73b" draw:textarea-horizontal-align="justify" draw:textarea-vertical-align="middle" draw:auto-grow-height="false" fo:min-height="0.35cm" fo:min-width="0.4cm"/>
    </style:style>
    <style:style style:name="gr10" style:family="graphic" style:parent-style-name="standard">
      <style:graphic-properties draw:stroke="none" svg:stroke-color="#000000" draw:fill="none" draw:fill-color="#ffffff" fo:min-height="0.377cm"/>
    </style:style>
    <style:style style:name="gr11" style:family="graphic" style:parent-style-name="standard">
      <style:graphic-properties draw:stroke="dash" draw:stroke-dash="Fine_20_Dashed" svg:stroke-color="#000000" draw:fill="none" draw:fill-color="#ffffff" fo:min-height="2.31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stroke="none" svg:stroke-color="#000000" draw:fill="none" draw:fill-color="#ffffff" fo:min-height="0.8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04e4d"/>
      <style:paragraph-properties fo:text-align="center"/>
    </style:style>
    <style:style style:name="P5" style:family="paragraph">
      <loext:graphic-properties draw:fill="solid" draw:fill-color="#62a73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Times New Roman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3cm" svg:height="13.173cm" svg:x="1.6cm" svg:y="2.526cm">
          <draw:image xlink:href="Pictures/10000201000002290000027A48BBEADD77B8AC0F.png" xlink:type="simple" xlink:show="embed" xlink:actuate="onLoad">
            <text:p/>
          </draw:image>
        </draw:frame>
        <draw:frame draw:style-name="gr2" draw:text-style-name="P2" draw:layer="layout" svg:width="4.2cm" svg:height="1.673cm" svg:x="3.5cm" svg:y="1.7cm">
          <draw:text-box>
            <text:p><text:span text:style-name="T1">L</text:span><text:span text:style-name="T1">_</text:span><text:span text:style-name="T1">r</text:span><text:span text:style-name="T1">e</text:span><text:span text:style-name="T1">g</text:span><text:span text:style-name="T1">i</text:span><text:span text:style-name="T1">o</text:span><text:span text:style-name="T1">n </text:span><text:span text:style-name="T1">&gt; </text:span><text:span text:style-name="T1">S</text:span></text:p>
          </draw:text-box>
        </draw:frame>
        <draw:frame draw:style-name="gr2" draw:text-style-name="P2" draw:layer="layout" svg:width="4.2cm" svg:height="1.673cm" svg:x="8.8cm" svg:y="1.727cm">
          <draw:text-box>
            <text:p><text:span text:style-name="T1">L_</text:span><text:span text:style-name="T1">reg</text:span><text:span text:style-name="T1">ion </text:span><text:span text:style-name="T1">&lt; S</text:span></text:p>
          </draw:text-box>
        </draw:frame>
        <draw:frame draw:style-name="gr2" draw:text-style-name="P2" draw:layer="layout" svg:width="4.2cm" svg:height="1.673cm" svg:x="3.8cm" svg:y="10.901cm">
          <draw:text-box>
            <text:p><text:span text:style-name="T1">L_</text:span><text:span text:style-name="T1">reg</text:span><text:span text:style-name="T1">ion </text:span><text:span text:style-name="T1">&lt; </text:span><text:span text:style-name="T1">R</text:span></text:p>
          </draw:text-box>
        </draw:frame>
        <draw:line draw:style-name="gr3" draw:text-style-name="P3" draw:layer="layout" svg:x1="6.1cm" svg:y1="2.7cm" svg:x2="8.5cm" svg:y2="2.7cm">
          <text:p/>
        </draw:line>
        <draw:line draw:style-name="gr3" draw:text-style-name="P3" draw:layer="layout" svg:x1="8.5cm" svg:y1="6.4cm" svg:x2="10.1cm" svg:y2="6.4cm">
          <text:p/>
        </draw:line>
        <draw:line draw:style-name="gr4" draw:text-style-name="P1" draw:layer="layout" svg:x1="1.6cm" svg:y1="2.7cm" svg:x2="5.2cm" svg:y2="2.7cm">
          <text:p/>
        </draw:line>
        <draw:frame draw:style-name="gr5" draw:text-style-name="P2" draw:layer="layout" svg:width="10.6cm" svg:height="1.8cm" svg:x="0.8cm" svg:y="7.6cm">
          <draw:text-box>
            <text:p><text:span text:style-name="T1">M_region_p</text:span><text:span text:style-name="T1">rev = </text:span><text:span text:style-name="T1">M_region_n</text:span><text:span text:style-name="T1">ext</text:span></text:p>
          </draw:text-box>
        </draw:frame>
        <draw:frame draw:style-name="gr6" draw:text-style-name="P1" draw:layer="layout" svg:width="15.035cm" svg:height="4.2cm" svg:x="1.4cm" svg:y="12.6cm">
          <draw:image xlink:href="Pictures/1000020100000257000000A60DC637359A8B0095.png" xlink:type="simple" xlink:show="embed" xlink:actuate="onLoad">
            <text:p/>
          </draw:image>
        </draw:frame>
        <draw:custom-shape draw:style-name="gr7" draw:text-style-name="P3" draw:layer="layout" svg:width="0.9cm" svg:height="0.6cm" svg:x="1.7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cm" svg:height="0.6cm" svg:x="1.7cm" svg:y="1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cm" svg:height="0.6cm" svg:x="1.7cm" svg:y="17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9cm" svg:height="0.954cm" svg:x="2.7cm" svg:y="17.246cm">
          <draw:text-box>
            <text:p><text:span text:style-name="T1">A</text:span><text:span text:style-name="T1">mb</text:span><text:span text:style-name="T1">igu</text:span></text:p>
          </draw:text-box>
        </draw:frame>
        <draw:frame draw:style-name="gr2" draw:text-style-name="P2" draw:layer="layout" svg:width="2.9cm" svg:height="1.673cm" svg:x="2.6cm" svg:y="16.2cm">
          <draw:text-box>
            <text:p><text:span text:style-name="T1">CpG+</text:span></text:p>
          </draw:text-box>
        </draw:frame>
        <draw:frame draw:style-name="gr2" draw:text-style-name="P2" draw:layer="layout" svg:width="2.9cm" svg:height="1.673cm" svg:x="2.6cm" svg:y="15.301cm">
          <draw:text-box>
            <text:p><text:span text:style-name="T1">CpG-</text:span></text:p>
          </draw:text-box>
        </draw:frame>
        <draw:frame draw:style-name="gr11" draw:text-style-name="P2" draw:layer="layout" svg:width="3.4cm" svg:height="2.56cm" svg:x="6.3cm" svg:y="15.6cm">
          <draw:text-box>
            <text:p><text:span text:style-name="T1">Ex</text:span><text:span text:style-name="T1">em</text:span><text:span text:style-name="T1">ple</text:span><text:span text:style-name="T1"> : </text:span></text:p>
            <text:p><text:span text:style-name="T1">S = </text:span><text:span text:style-name="T1">3 </text:span></text:p>
            <text:p><text:span text:style-name="T1">R </text:span><text:span text:style-name="T1">= 2</text:span></text:p>
          </draw:text-box>
        </draw:frame>
        <draw:frame draw:style-name="gr2" draw:text-style-name="P2" draw:layer="layout" svg:width="4.2cm" svg:height="1.673cm" svg:x="8.5cm" svg:y="10.902cm">
          <draw:text-box>
            <text:p><text:span text:style-name="T1">L_</text:span><text:span text:style-name="T1">reg</text:span><text:span text:style-name="T1">ion </text:span><text:span text:style-name="T1">&gt; </text:span><text:span text:style-name="T1">R</text:span></text:p>
          </draw:text-box>
        </draw:frame>
        <draw:frame draw:style-name="gr12" draw:text-style-name="P8" draw:layer="layout" svg:width="3.7cm" svg:height="1.657cm" svg:x="2.1cm" svg:y="3.2cm">
          <draw:text-box>
            <text:p text:style-name="P7">1 <text:s/><text:s/>2 <text:s text:c="2"/>3 <text:s/><text:s/>4</text:p>
          </draw:text-box>
        </draw:frame>
        <draw:frame draw:style-name="gr13" draw:text-style-name="P8" draw:layer="layout" svg:width="0.7cm" svg:height="1.2cm" svg:x="5.2cm" svg:y="5cm">
          <draw:text-box>
            <text:p text:style-name="P7"><text:span text:style-name="T2">5</text:span></text:p>
          </draw:text-box>
        </draw:frame>
        <draw:frame draw:style-name="gr12" draw:text-style-name="P8" draw:layer="layout" svg:width="2.8cm" svg:height="1.657cm" svg:x="6.1cm" svg:y="3.2cm">
          <draw:text-box>
            <text:p text:style-name="P7"><text:span text:style-name="T2">6</text:span><text:span text:style-name="T2"> <text:s/></text:span><text:span text:style-name="T2"><text:s/></text:span><text:span text:style-name="T2">7</text:span><text:span text:style-name="T2"> <text:s/></text:span><text:span text:style-name="T2"><text:s/></text:span><text:span text:style-name="T2">8</text:span></text:p>
          </draw:text-box>
        </draw:frame>
        <draw:frame draw:style-name="gr12" draw:text-style-name="P8" draw:layer="layout" svg:width="2.1cm" svg:height="1.657cm" svg:x="8.4cm" svg:y="4.943cm">
          <draw:text-box>
            <text:p text:style-name="P7"><text:span text:style-name="T2">9</text:span><text:span text:style-name="T2"> </text:span><text:span text:style-name="T2"><text:s/></text:span><text:span text:style-name="T2">1</text:span><text:span text:style-name="T2">0</text:span></text:p>
          </draw:text-box>
        </draw:frame>
        <draw:frame draw:style-name="gr14" draw:text-style-name="P8" draw:layer="layout" svg:width="1.4cm" svg:height="1.057cm" svg:x="9.9cm" svg:y="3.143cm">
          <draw:text-box>
            <text:p text:style-name="P7"><text:span text:style-name="T2">1</text:span><text:span text:style-name="T2">1</text:span></text:p>
          </draw:text-box>
        </draw:frame>
        <draw:frame draw:style-name="gr14" draw:text-style-name="P8" draw:layer="layout" svg:width="1.4cm" svg:height="1.057cm" svg:x="11.5cm" svg:y="3.144cm">
          <draw:text-box>
            <text:p text:style-name="P7"><text:span text:style-name="T2">13</text:span></text:p>
          </draw:text-box>
        </draw:frame>
        <draw:frame draw:style-name="gr14" draw:text-style-name="P8" draw:layer="layout" svg:width="1.4cm" svg:height="1.057cm" svg:x="10.7cm" svg:y="4.944cm">
          <draw:text-box>
            <text:p text:style-name="P7"><text:span text:style-name="T2">12</text:span></text:p>
          </draw:text-box>
        </draw:frame>
        <draw:frame draw:style-name="gr14" draw:text-style-name="P8" draw:layer="layout" svg:width="3.8cm" svg:height="1.057cm" svg:x="12.3cm" svg:y="4.945cm">
          <draw:text-box>
            <text:p text:style-name="P7"><text:span text:style-name="T2">14 15 16 17</text:span></text:p>
          </draw:text-box>
        </draw:frame>
        <draw:frame draw:style-name="gr12" draw:text-style-name="P8" draw:layer="layout" svg:width="3.7cm" svg:height="1.657cm" svg:x="2.1cm" svg:y="8.701cm">
          <draw:text-box>
            <text:p text:style-name="P7">1 <text:s text:c="2"/>2 <text:s text:c="2"/>3 <text:s text:c="2"/>4</text:p>
          </draw:text-box>
        </draw:frame>
        <draw:frame draw:style-name="gr12" draw:text-style-name="P8" draw:layer="layout" svg:width="2.8cm" svg:height="1.657cm" svg:x="6.1cm" svg:y="8.701cm">
          <draw:text-box>
            <text:p text:style-name="P7"><text:span text:style-name="T2">6 <text:s text:c="2"/></text:span><text:span text:style-name="T2">7 <text:s text:c="2"/></text:span><text:span text:style-name="T2">8</text:span></text:p>
          </draw:text-box>
        </draw:frame>
        <draw:frame draw:style-name="gr13" draw:text-style-name="P8" draw:layer="layout" svg:width="0.7cm" svg:height="1.2cm" svg:x="5.2cm" svg:y="9.8cm">
          <draw:text-box>
            <text:p text:style-name="P7"><text:span text:style-name="T2">5</text:span></text:p>
          </draw:text-box>
        </draw:frame>
        <draw:frame draw:style-name="gr12" draw:text-style-name="P8" draw:layer="layout" svg:width="2.1cm" svg:height="1.657cm" svg:x="8.4cm" svg:y="9.744cm">
          <draw:text-box>
            <text:p text:style-name="P7"><text:span text:style-name="T2">9 <text:s/>10</text:span></text:p>
          </draw:text-box>
        </draw:frame>
        <draw:frame draw:style-name="gr14" draw:text-style-name="P8" draw:layer="layout" svg:width="1.4cm" svg:height="1.057cm" svg:x="9.9cm" svg:y="9.744cm">
          <draw:text-box>
            <text:p text:style-name="P7"><text:span text:style-name="T2">11</text:span></text:p>
          </draw:text-box>
        </draw:frame>
        <draw:frame draw:style-name="gr14" draw:text-style-name="P8" draw:layer="layout" svg:width="1.4cm" svg:height="1.057cm" svg:x="10.7cm" svg:y="9.745cm">
          <draw:text-box>
            <text:p text:style-name="P7"><text:span text:style-name="T2">12</text:span></text:p>
          </draw:text-box>
        </draw:frame>
        <draw:frame draw:style-name="gr14" draw:text-style-name="P8" draw:layer="layout" svg:width="1.4cm" svg:height="1.057cm" svg:x="11.5cm" svg:y="9.745cm">
          <draw:text-box>
            <text:p text:style-name="P7"><text:span text:style-name="T2">13</text:span></text:p>
          </draw:text-box>
        </draw:frame>
        <draw:frame draw:style-name="gr14" draw:text-style-name="P8" draw:layer="layout" svg:width="3.8cm" svg:height="1.057cm" svg:x="12.3cm" svg:y="10.546cm">
          <draw:text-box>
            <text:p text:style-name="P7"><text:span text:style-name="T2">14 15 </text:span><text:span text:style-name="T2">16 17</text:span></text:p>
          </draw:text-box>
        </draw:frame>
        <draw:frame draw:style-name="gr14" draw:text-style-name="P8" draw:layer="layout" svg:width="3.8cm" svg:height="1.057cm" svg:x="12.2cm" svg:y="15.246cm">
          <draw:text-box>
            <text:p text:style-name="P7"><text:span text:style-name="T2">14 15 16 17</text:span></text:p>
          </draw:text-box>
        </draw:frame>
        <draw:frame draw:style-name="gr12" draw:text-style-name="P8" draw:layer="layout" svg:width="2.1cm" svg:height="1.657cm" svg:x="8.4cm" svg:y="14.245cm">
          <draw:text-box>
            <text:p text:style-name="P7"><text:span text:style-name="T2">9 <text:s/>10</text:span></text:p>
          </draw:text-box>
        </draw:frame>
        <draw:frame draw:style-name="gr14" draw:text-style-name="P8" draw:layer="layout" svg:width="1.4cm" svg:height="1.057cm" svg:x="10.6cm" svg:y="14.246cm">
          <draw:text-box>
            <text:p text:style-name="P7"><text:span text:style-name="T2">12</text:span></text:p>
          </draw:text-box>
        </draw:frame>
        <draw:frame draw:style-name="gr14" draw:text-style-name="P8" draw:layer="layout" svg:width="1.4cm" svg:height="1.057cm" svg:x="11.4cm" svg:y="14.246cm">
          <draw:text-box>
            <text:p text:style-name="P7"><text:span text:style-name="T2">13</text:span></text:p>
          </draw:text-box>
        </draw:frame>
        <draw:frame draw:style-name="gr14" draw:text-style-name="P8" draw:layer="layout" svg:width="1.4cm" svg:height="1.057cm" svg:x="9.8cm" svg:y="14.245cm">
          <draw:text-box>
            <text:p text:style-name="P7"><text:span text:style-name="T2">11</text:span></text:p>
          </draw:text-box>
        </draw:frame>
        <draw:frame draw:style-name="gr12" draw:text-style-name="P8" draw:layer="layout" svg:width="3.7cm" svg:height="1.657cm" svg:x="2cm" svg:y="13.302cm">
          <draw:text-box>
            <text:p text:style-name="P7">1 <text:s text:c="2"/>2 <text:s text:c="2"/>3 <text:s text:c="2"/>4</text:p>
          </draw:text-box>
        </draw:frame>
        <draw:frame draw:style-name="gr13" draw:text-style-name="P8" draw:layer="layout" svg:width="0.7cm" svg:height="1.2cm" svg:x="5.2cm" svg:y="13.3cm">
          <draw:text-box>
            <text:p text:style-name="P7"><text:span text:style-name="T2">5</text:span></text:p>
          </draw:text-box>
        </draw:frame>
        <draw:frame draw:style-name="gr12" draw:text-style-name="P8" draw:layer="layout" svg:width="2.8cm" svg:height="1.657cm" svg:x="6cm" svg:y="13.302cm">
          <draw:text-box>
            <text:p text:style-name="P7"><text:span text:style-name="T2">6 <text:s text:c="2"/>7 <text:s text:c="2"/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21:41:46.323157363</meta:creation-date>
    <dc:date>2019-11-28T23:46:31.057284026</dc:date>
    <meta:editing-duration>PT5M1S</meta:editing-duration>
    <meta:editing-cycles>3</meta:editing-cycles>
    <meta:generator>LibreOffice/6.0.7.3$Linux_X86_64 LibreOffice_project/00m0$Build-3</meta:generator>
    <meta:document-statistic meta:object-count="41"/>
  </office:meta>
</office:document-meta>
</file>